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10pt" style:font-size-asian="10pt" style:font-size-complex="10pt" fo:background-color="#ffffff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12" style:family="paragraph" style:parent-style-name="Standard">
      <style:paragraph-properties fo:margin-left="1.5in" fo:margin-right="0in" fo:margin-top="0in" fo:margin-bottom="0in" loext:contextual-spacing="false" fo:text-indent="0.5in" style:auto-text-indent="false"/>
    </style:style>
    <style:style style:name="P13" style:family="paragraph" style:parent-style-name="Standard">
      <style:paragraph-properties fo:margin-left="1.5in" fo:margin-right="0in" fo:margin-top="0in" fo:margin-bottom="0in" loext:contextual-spacing="false" fo:text-indent="0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c36a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0000" fo:font-size="10pt" style:font-size-asian="10pt" style:font-size-complex="10pt" fo:background-color="#ffffff"/>
    </style:style>
    <style:style style:name="T5" style:family="text">
      <style:text-properties fo:color="#ff0000" fo:font-size="10pt" fo:font-weight="bold" style:font-size-asian="10pt" style:font-weight-asian="bold" style:font-size-complex="10pt" fo:background-color="#ffffff"/>
    </style:style>
    <style:style style:name="T6" style:family="text">
      <style:text-properties fo:color="#000080" fo:font-size="10pt" fo:font-weight="bold" style:font-size-asian="10pt" style:font-weight-asian="bold" style:font-size-complex="10pt" fo:background-color="#ffffff"/>
    </style:style>
    <style:style style:name="T7" style:family="text">
      <style:text-properties fo:font-size="10pt" style:font-size-asian="10pt" style:font-size-complex="10pt" fo:background-color="#ffffff"/>
    </style:style>
    <style:style style:name="T8" style:family="text">
      <style:text-properties fo:color="#808000" fo:font-size="10pt" style:font-size-asian="10pt" style:font-size-complex="10pt" fo:background-color="#fffff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444444" style:font-name="Roboto" fo:font-size="24pt" style:font-name-asian="Roboto1" style:font-size-asian="24pt" style:font-name-complex="Roboto1" style:font-size-complex="24pt"/>
    </style:style>
    <style:style style:name="T11" style:family="text">
      <style:text-properties fo:color="#444444" style:font-name="Roboto" fo:font-size="18pt" style:font-name-asian="Roboto1" style:font-size-asian="18pt" style:font-name-complex="Roboto1" style:font-size-complex="18pt"/>
    </style:style>
    <style:style style:name="T12" style:family="text">
      <style:text-properties fo:color="#444444" style:font-name="Roboto" fo:font-size="18pt" style:text-underline-style="solid" style:text-underline-width="auto" style:text-underline-color="font-color" style:font-name-asian="Roboto1" style:font-size-asian="18pt" style:font-name-complex="Roboto1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1155cc" style:font-name="Roboto" fo:font-size="18pt" style:text-underline-style="solid" style:text-underline-width="auto" style:text-underline-color="font-color" style:font-name-asian="Roboto1" style:font-size-asian="18pt" style:font-name-complex="Roboto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b 1</text:span><text:span text:style-name="T2">1</text:span><text:span text:style-name="T1">: Animation</text:span></text:p>
      <text:p text:style-name="P2"/>
      <text:list xml:id="list6022956272247366104" text:style-name="WWNum1">
        <text:list-item>
          <text:p text:style-name="P9"><text:span text:style-name="T1">Create an animation</text:span></text:p>
          <text:list>
            <text:list-item>
              <text:p text:style-name="P10"><text:span text:style-name="T1">Create a rectangle position (200,200,400,400).</text:span></text:p>
            </text:list-item>
            <text:list-item>
              <text:p text:style-name="P10"><text:span text:style-name="T1">Translate: move the rectangle to your right hand side with speed = 10 and delay time = 50.</text:span></text:p>
            </text:list-item>
            <text:list-item>
              <text:p text:style-name="P10"><text:span text:style-name="T3">Scale</text:span><text:span text:style-name="T1"> the width of rec with speed = 10.</text:span></text:p>
            </text:list-item>
            <text:list-item>
              <text:p text:style-name="P10"><text:span text:style-name="T3">Rotate</text:span><text:span text:style-name="T1"> the rec with speed of angle = 10.</text:span></text:p>
              <text:list>
                <text:list-item>
                  <text:p text:style-name="P11"><text:span text:style-name="T3">canvas.save()</text:span></text:p>
                </text:list-item>
              </text:list>
            </text:list-item>
          </text:list>
        </text:list-item>
      </text:list>
      <text:p text:style-name="P12"><text:span text:style-name="T3">canvas.scale(a,b,c,d) a=scalex, b=scaley, c=pivotx, d=pivoty</text:span></text:p>
      <text:p text:style-name="P12"><text:span text:style-name="T3">canvas.draw…. <text:s text:c="3"/></text:span></text:p>
      <text:p text:style-name="P13"><text:span text:style-name="T3">canvas.restore()</text:span></text:p>
      <text:p text:style-name="P6"/>
      <text:p text:style-name="P7"><text:span text:style-name="T4">Handler </text:span><text:span text:style-name="T5">h</text:span><text:span text:style-name="T4">;</text:span></text:p>
      <text:p text:style-name="P7"><text:span text:style-name="T6">public </text:span><text:span text:style-name="T7">Week10_Fri(Context context) {</text:span></text:p>
      <text:p text:style-name="P7"><text:span text:style-name="T7"><text:s text:c="3"/></text:span><text:span text:style-name="T6">super</text:span><text:span text:style-name="T7">(context);</text:span></text:p>
      <text:p text:style-name="P7"><text:span text:style-name="T7"><text:s/>}</text:span></text:p>
      <text:p text:style-name="P8"/>
      <text:p text:style-name="P7"><text:span text:style-name="T6">public </text:span><text:span text:style-name="T7">Week10_Fri(Context context, </text:span><text:span text:style-name="T8">@Nullable </text:span><text:span text:style-name="T7">AttributeSet attrs) {</text:span></text:p>
      <text:p text:style-name="P7"><text:span text:style-name="T7"><text:s text:c="3"/></text:span><text:span text:style-name="T6">super</text:span><text:span text:style-name="T7">(context, attrs);</text:span></text:p>
      <text:p text:style-name="P3"><text:span text:style-name="T7"><text:s/></text:span><text:span text:style-name="T4"><text:s/></text:span><text:span text:style-name="T5">h </text:span><text:span text:style-name="T4">= </text:span><text:span text:style-name="T5">new </text:span><text:span text:style-name="T4">Handler();</text:span></text:p>
      <text:p text:style-name="P7"><text:span text:style-name="T7">}</text:span></text:p>
      <text:p text:style-name="P8"/>
      <text:p text:style-name="P7"><text:span text:style-name="T4">Runnable </text:span><text:span text:style-name="T5">r </text:span><text:span text:style-name="T4">= </text:span><text:span text:style-name="T5">new </text:span><text:span text:style-name="T4">Runnable() {</text:span></text:p>
      <text:p text:style-name="P7"><text:span text:style-name="T4"><text:s text:c="3"/>@Override</text:span></text:p>
      <text:p text:style-name="P7"><text:span text:style-name="T4"><text:s text:c="3"/></text:span><text:span text:style-name="T5">public void </text:span><text:span text:style-name="T4">run() {</text:span></text:p>
      <text:p text:style-name="P7"><text:span text:style-name="T4"><text:s text:c="7"/>invalidate();</text:span></text:p>
      <text:p text:style-name="P7"><text:span text:style-name="T4"><text:s text:c="3"/>}</text:span></text:p>
      <text:p text:style-name="P7"><text:span text:style-name="T4">};</text:span></text:p>
      <text:p text:style-name="P8"/>
      <text:p text:style-name="P7"><text:span text:style-name="T7">int x = 0;</text:span></text:p>
      <text:p text:style-name="P7"><text:span text:style-name="T8">@Override</text:span></text:p>
      <text:p text:style-name="P7"><text:span text:style-name="T6">protected void </text:span><text:span text:style-name="T7">onDraw(Canvas canvas) {</text:span></text:p>
      <text:p text:style-name="P7"><text:span text:style-name="T7"><text:s text:c="3"/></text:span><text:span text:style-name="T6">super</text:span><text:span text:style-name="T7">.onDraw(canvas);</text:span></text:p>
      <text:p text:style-name="P8"/>
      <text:p text:style-name="P7"><text:span text:style-name="T7"><text:s text:c="2"/></text:span></text:p>
      <text:p text:style-name="P7"><text:span text:style-name="T7"><text:s text:c="2"/>canvas.drawRect(200+x,200,400+x,400,paint);</text:span></text:p>
      <text:p text:style-name="P7"><text:span text:style-name="T7"><text:s text:c="2"/>x+=10;</text:span></text:p>
      <text:p text:style-name="P7"><text:span text:style-name="T7"><text:s text:c="2"/></text:span></text:p>
      <text:p text:style-name="P7"><text:span text:style-name="T7"><text:s text:c="3"/></text:span><text:span text:style-name="T5">h</text:span><text:span text:style-name="T4">.postDelayed(</text:span><text:span text:style-name="T5">r</text:span><text:span text:style-name="T4">,50);</text:span></text:p>
      <text:p text:style-name="P7"><text:span text:style-name="T7"><text:s text:c="2"/></text:span></text:p>
      <text:p text:style-name="P7"><text:span text:style-name="T7">}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T1" style:family="text">
      <style:text-properties fo:color="#444444" style:font-name="Roboto" fo:font-size="18pt" style:text-underline-style="solid" style:text-underline-width="auto" style:text-underline-color="font-color" style:font-name-asian="Roboto1" style:font-size-asian="18pt" style:font-name-complex="Roboto1" style:font-size-complex="18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9:25:55.347431978</dc:date>
    <meta:editing-duration>PT39S</meta:editing-duration>
    <meta:editing-cycles>1</meta:editing-cycles>
    <meta:document-statistic meta:table-count="0" meta:image-count="0" meta:object-count="0" meta:page-count="1" meta:paragraph-count="35" meta:word-count="112" meta:character-count="800" meta:non-whitespace-character-count="681"/>
    <meta:generator>LibreOffice/5.1.6.2$Linux_X86_64 LibreOffice_project/10m0$Build-2</meta:generator>
  </office:meta>
</office:document-meta>
</file>